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6b53" officeooo:paragraph-rsid="00166b53"/>
    </style:style>
    <style:style style:name="P2" style:family="paragraph" style:parent-style-name="Standard">
      <style:text-properties officeooo:rsid="001822cf" officeooo:paragraph-rsid="001822cf"/>
    </style:style>
    <style:style style:name="T1" style:family="text">
      <style:text-properties officeooo:rsid="0019f5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al</text:p>
      <text:p text:style-name="P1"/>
      <text:p text:style-name="P1"/>
      <text:p text:style-name="P1">TODO: cmd. T2 kan met een autoread.</text:p>
      <text:p text:style-name="P1"/>
      <text:p text:style-name="P1"/>
      <text:p text:style-name="P1">Zorg ervoor dat de counter voldoende Hz of Khz genereerd voordat gemeten kan worden over een kanaal.</text:p>
      <text:p text:style-name="P1"/>
      <text:p text:style-name="P1">Counter op 22MHz.</text:p>
      <text:p text:style-name="P1"/>
      <text:p text:style-name="P1">Zet Racal <text:s/>kanaal B: cmd=FB</text:p>
      <text:p text:style-name="P1">Display kan op 0 springen.</text:p>
      <text:p text:style-name="P1"/>
      <text:p text:style-name="P1">Single one mess. cmd=T2</text:p>
      <text:p text:style-name="P1"/>
      <text:p text:style-name="P1"/>
      <text:p text:style-name="P1">Haal een meetwaarde op: cmd=T2</text:p>
      <text:p text:style-name="P1"/>
      <text:p text:style-name="P2">Gate time aanpassen: </text:p>
      <text:p text:style-name="P2">SRS10 voor 20sec. <text:span text:style-name="T1">Dwz. Het apparaat heeft 20sec. Om de 20sec komt er 1 melding.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33:08.732979830</meta:creation-date>
    <meta:editing-duration>PT36S</meta:editing-duration>
    <meta:editing-cycles>2</meta:editing-cycles>
    <meta:generator>LibreOffice/6.0.7.3$Linux_X86_64 LibreOffice_project/00m0$Build-3</meta:generator>
    <dc:date>2020-01-19T15:33:39.566627992</dc:date>
    <meta:document-statistic meta:table-count="0" meta:image-count="0" meta:object-count="0" meta:page-count="1" meta:paragraph-count="10" meta:word-count="65" meta:character-count="363" meta:non-whitespace-character-count="306"/>
  </office:meta>
</office:document-meta>
</file>